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17d300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1c235f" style:font-size-asian="10pt"/>
    </style:style>
    <style:style style:name="T4" style:family="text">
      <style:text-properties officeooo:rsid="002489cd"/>
    </style:style>
    <style:style style:name="T5" style:family="text">
      <style:text-properties fo:color="#cfbfad" style:font-name="Consolas" fo:font-size="10pt" style:font-size-asian="10pt"/>
    </style:style>
    <style:style style:name="T6" style:family="text">
      <style:text-properties fo:color="#cfbfad" style:font-name="Consola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b325b"/>
    </style:style>
    <style:style style:name="T9" style:family="text">
      <style:text-properties officeooo:rsid="002d24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ciano Gigantelli Zago RA:182835 <text:tab/><text:tab/><text:tab/><text:tab/><text:tab/><text:tab/><text:tab/>MC302-C<text:line-break/><text:line-break/><text:span text:style-name="T7">Laboratório 6 – tarefas</text:span></text:p>
      <text:p text:style-name="Text_20_body"/>
      <text:p text:style-name="P2">2.3.1</text:p>
      <text:p text:style-name="Text_20_body">A operacao demorou 2375812 ns <text:span text:style-name="T8">(2 ms)</text:span></text:p>
      <text:p text:style-name="Text_20_body"/>
      <text:p text:style-name="P2">2.3.2</text:p>
      <text:p text:style-name="Text_20_body">A operacao demorou 177925288 ns <text:span text:style-name="T8">(117 ms)</text:span></text:p>
      <text:p text:style-name="Text_20_body"/>
      <text:p text:style-name="P2">2.3.3</text:p>
      <text:p text:style-name="Text_20_body">A operacao demorou 161148738 ns <text:span text:style-name="T8">(161 ms)</text:span></text:p>
      <text:p text:style-name="Text_20_body"/>
      <text:p text:style-name="P2">2.3.4</text:p>
      <text:p text:style-name="Text_20_body">A operacao demorou 470038900 ns <text:span text:style-name="T8">(470 ms)</text:span></text:p>
      <text:p text:style-name="Text_20_body"/>
      <text:p text:style-name="P2">2.3.5</text:p>
      <text:p text:style-name="Text_20_body">Sim, pois cada posição desses elementos referenciam posições diferentes na memória.</text:p>
      <text:p text:style-name="Text_20_body"/>
      <text:p text:style-name="Text_20_body"/>
      <text:p text:style-name="P2">3.3.1</text:p>
      <text:p text:style-name="Text_20_body">A operacao demorou 4272421 ns <text:span text:style-name="T9">(4 ms)</text:span></text:p>
      <text:p text:style-name="Text_20_body"/>
      <text:p text:style-name="P2">3.3.2</text:p>
      <text:p text:style-name="Text_20_body">A operacao demorou 7474160 ns <text:span text:style-name="T9">(7 ms)</text:span></text:p>
      <text:p text:style-name="Text_20_body"/>
      <text:p text:style-name="P2">3.3.3</text:p>
      <text:p text:style-name="Text_20_body">Aceita inserir as cartas, porém as trata como se fossem a mesma, já que não consegue diferenciar 2 elementos iguais, pois os referencia na mesma posição da memória.</text:p>
      <text:p text:style-name="Text_20_body"/>
      <text:p text:style-name="Text_20_body"/>
      <text:p text:style-name="Text_20_body"/>
      <text:p text:style-name="P2"><text:soft-page-break/>4.1.2</text:p>
      <text:p text:style-name="Text_20_body">Feliciana Garrido (ID: 7c672717-af40-47be-af64-b1c07ec9f113)</text:p>
      <text:p text:style-name="Text_20_body">Custo de Mana: 11</text:p>
      <text:p text:style-name="Text_20_body">Ataque: 9</text:p>
      <text:p text:style-name="Text_20_body">Vida Atual: 3</text:p>
      <text:p text:style-name="Text_20_body">Vida Maxima: 3</text:p>
      <text:p text:style-name="Text_20_body"/>
      <text:p text:style-name="P2">4.1.3</text:p>
      <text:p text:style-name="Text_20_body">36</text:p>
      <text:p text:style-name="Text_20_body"/>
      <text:p text:style-name="P2">4.1.4</text:p>
      <text:p text:style-name="Text_20_body">[Frodo Bolseiro (ID: 9cbc9264-34c2-46bd-b516-7f3ccc3518b5)</text:p>
      <text:p text:style-name="Text_20_body">Custo de Mana: 2</text:p>
      <text:p text:style-name="Text_20_body">Ataque: 1</text:p>
      <text:p text:style-name="Text_20_body">Vida Atual: 1</text:p>
      <text:p text:style-name="Text_20_body">Vida Maxima: 1</text:p>
      <text:p text:style-name="Text_20_body">, Feliciana Garrido (ID: 3c7e6067-4b1d-4081-b62c-7da71ee054cf)</text:p>
      <text:p text:style-name="Text_20_body">Custo de Mana: 11</text:p>
      <text:p text:style-name="Text_20_body">Ataque: 9</text:p>
      <text:p text:style-name="Text_20_body">Vida Atual: 3</text:p>
      <text:p text:style-name="Text_20_body">Vida Maxima: 3</text:p>
      <text:p text:style-name="Text_20_body">, Aragorn (ID: de5f9f0a-80e0-4c71-8d7d-f72b9c05b3d6)</text:p>
      <text:p text:style-name="Text_20_body">Custo de Mana: 5</text:p>
      <text:p text:style-name="Text_20_body">Ataque: 7</text:p>
      <text:p text:style-name="Text_20_body">Vida Atual: 6</text:p>
      <text:p text:style-name="Text_20_body">Vida Maxima: 6</text:p>
      <text:p text:style-name="Text_20_body">, Legolas (ID: 506d383f-f892-4454-94a2-1a25dfd0c00a)</text:p>
      <text:p text:style-name="Text_20_body">Custo de Mana: 8</text:p>
      <text:p text:style-name="Text_20_body">Ataque: 4</text:p>
      <text:p text:style-name="Text_20_body">Vida Atual: 6</text:p>
      <text:p text:style-name="Text_20_body">Vida Maxima: 6</text:p>
      <text:p text:style-name="Text_20_body"><text:soft-page-break/>, Pascoal Parracho (ID: 2577a9e2-f65b-43f6-a965-2b478fc4fc11)</text:p>
      <text:p text:style-name="Text_20_body">Custo de Mana: 14</text:p>
      <text:p text:style-name="Text_20_body">Ataque: 6</text:p>
      <text:p text:style-name="Text_20_body">Vida Atual: 6</text:p>
      <text:p text:style-name="Text_20_body">Vida Maxima: 6</text:p>
      <text:p text:style-name="Text_20_body">, Miguelina Alencar (ID: 53189002-f70f-442b-afb3-62fc7e4e026b)</text:p>
      <text:p text:style-name="Text_20_body">Custo de Mana: 13</text:p>
      <text:p text:style-name="Text_20_body">Ataque: 5</text:p>
      <text:p text:style-name="Text_20_body">Vida Atual: 7</text:p>
      <text:p text:style-name="Text_20_body">Vida Maxima: 7</text:p>
      <text:p text:style-name="Text_20_body">, Eurico Sampaio (ID: ce62749f-5643-450f-a66f-e93d8745c8f5)</text:p>
      <text:p text:style-name="Text_20_body">Custo de Mana: 9</text:p>
      <text:p text:style-name="Text_20_body">Ataque: 4</text:p>
      <text:p text:style-name="Text_20_body">Vida Atual: 8</text:p>
      <text:p text:style-name="Text_20_body">Vida Maxima: 8</text:p>
      <text:p text:style-name="Text_20_body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5:58:52.489256866</meta:creation-date>
    <meta:generator>LibreOffice/5.1.4.2$Windows_X86_64 LibreOffice_project/f99d75f39f1c57ebdd7ffc5f42867c12031db97a</meta:generator>
    <dc:date>2017-05-02T22:31:02.057000000</dc:date>
    <meta:editing-duration>PT1H16M33S</meta:editing-duration>
    <meta:editing-cycles>20</meta:editing-cycles>
    <meta:document-statistic meta:table-count="0" meta:image-count="0" meta:object-count="0" meta:page-count="3" meta:paragraph-count="62" meta:word-count="234" meta:character-count="1492" meta:non-whitespace-character-count="1311"/>
  </office:meta>
</office:document-meta>
</file>